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25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2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8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29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30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2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33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34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3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6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37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38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3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0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4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2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43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44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4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6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4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8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4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0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5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2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5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4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5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6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5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8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5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0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6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2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6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4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6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6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6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>ASSIGNMENT 3</text:span></text:p>
      <text:p text:style-name="P2"><text:span text:style-name="T1"/></text:p>
      <text:p text:style-name="P2"><text:span text:style-name="T2">NAME: Kartikeya Vishnoi</text:span></text:p>
      <text:p text:style-name="P2"><text:span text:style-name="T2">CLASS: COMP A3</text:span></text:p>
      <text:p text:style-name="P2"><text:span text:style-name="T2"/></text:p>
      <text:p text:style-name="P3"><text:span text:style-name="T3">AIM:<text:s/></text:span><text:span text:style-name="T4">To create two new Tables and to Inner Join, Left Join, Right Join, Straight Join and Natural Join them</text:span><text:span text:style-name="T5">.<text:s/></text:span><text:span text:style-name="T6">Also, work with Subqueries and create and edit a new View.</text:span><text:span text:style-name="T7"/></text:p>
      <text:p text:style-name="P4"><text:span text:style-name="T8"/></text:p>
      <text:p text:style-name="P4"><text:span text:style-name="T8"/></text:p>
      <text:p text:style-name="P4"><text:span text:style-name="T8"/></text:p>
      <text:p text:style-name="P5"><text:span text:style-name="T9">CHANGE DATABASE</text:span><text:span text:style-name="T10"/></text:p>
      <text:p text:style-name="P5"><text:span text:style-name="T11">MariaDB [student]&gt; use root</text:span></text:p>
      <text:p text:style-name="P5"><text:span text:style-name="T11">Database changed</text:span></text:p>
      <text:p text:style-name="P5"><text:span text:style-name="T12"/></text:p>
      <text:p text:style-name="P5"><text:span text:style-name="T12"/></text:p>
      <text:p text:style-name="P5"><text:span text:style-name="T13">CREATE TABLE</text:span><text:span text:style-name="T14"/></text:p>
      <text:p text:style-name="P5"><text:span text:style-name="T15">MariaDB [root]&gt; CREATE TABLE StudentData(SrNo INT(3), Name VARCHAR(20), RollNo INT(6), Division CHAR(1));</text:span></text:p>
      <text:p text:style-name="P5"><text:span text:style-name="T15">Query OK, 0 rows affected (0.10 sec)</text:span></text:p>
      <text:p text:style-name="P5"><text:span text:style-name="T16"/></text:p>
      <text:p text:style-name="P5"><text:span text:style-name="T16"/></text:p>
      <text:p text:style-name="P5"><text:span text:style-name="T17">DESCRIBE TABLE</text:span><text:span text:style-name="T18"/></text:p>
      <text:p text:style-name="P5"><text:span text:style-name="T19">MariaDB [root]&gt; DESC<text:s text:c="2"/>StudentData;</text:span></text:p>
      <text:p text:style-name="P5"><text:span text:style-name="T19">+----------+-------------+------+-----+---------+-------+</text:span></text:p>
      <text:p text:style-name="P5"><text:span text:style-name="T19">| Field<text:s text:c="4"/>| Type<text:s text:c="8"/>| Null | Key | Default | Extra |</text:span></text:p>
      <text:p text:style-name="P5"><text:span text:style-name="T19">+----------+-------------+------+-----+---------+-------+</text:span></text:p>
      <text:p text:style-name="P5"><text:span text:style-name="T19">| SrNo<text:s text:c="5"/>| int(3)<text:s text:c="6"/>| YES<text:s text:c="2"/>|<text:s text:c="5"/>| NULL<text:s text:c="4"/>|<text:s text:c="7"/>|</text:span></text:p>
      <text:p text:style-name="P5"><text:span text:style-name="T19">| Name<text:s text:c="5"/>| varchar(20) | YES<text:s text:c="2"/>|<text:s text:c="5"/>| NULL<text:s text:c="4"/>|<text:s text:c="7"/>|</text:span></text:p>
      <text:p text:style-name="P5"><text:span text:style-name="T19">| RollNo<text:s text:c="3"/>| int(6)<text:s text:c="6"/>| YES<text:s text:c="2"/>|<text:s text:c="5"/>| NULL<text:s text:c="4"/>|<text:s text:c="7"/>|</text:span></text:p>
      <text:p text:style-name="P5"><text:span text:style-name="T19">| Division | char(1)<text:s text:c="5"/>| YES<text:s text:c="2"/>|<text:s text:c="5"/>| NULL<text:s text:c="4"/>|<text:s text:c="7"/>|</text:span></text:p>
      <text:p text:style-name="P5"><text:span text:style-name="T19">+----------+-------------+------+-----+---------+-------+</text:span></text:p>
      <text:p text:style-name="P5"><text:span text:style-name="T19">4 rows in set (0.05 sec)</text:span></text:p>
      <text:p text:style-name="P5"><text:span text:style-name="T20"/></text:p>
      <text:p text:style-name="P5"><text:span text:style-name="T20"/></text:p>
      <text:p text:style-name="P5"><text:span text:style-name="T21">INSERT DATA INTO TABLE</text:span><text:span text:style-name="T22"/></text:p>
      <text:p text:style-name="P5"><text:span text:style-name="T23">MariaDB [root]&gt; INSERT INTO StudentData values</text:span></text:p>
      <text:p text:style-name="P5"><text:span text:style-name="T23"><text:s text:c="4"/>-&gt; (1, "Kartik", 64, "A"),</text:span></text:p>
      <text:p text:style-name="P5"><text:span text:style-name="T23"><text:s text:c="4"/>-&gt; (2, "Seimon", 39, "A"),</text:span></text:p>
      <text:p text:style-name="P5"><text:span text:style-name="T23"><text:s text:c="4"/>-&gt; (3, "Pragati", 42, "C"),</text:span></text:p>
      <text:p text:style-name="P5"><text:span text:style-name="T23"><text:s text:c="4"/>-&gt; (4, "Anom", 13, "A"),</text:span></text:p>
      <text:p text:style-name="P5"><text:span text:style-name="T23"><text:s text:c="4"/>-&gt; (5, "Viraj", 25, "D"),</text:span></text:p>
      <text:p text:style-name="P5"><text:span text:style-name="T23"><text:s text:c="4"/>-&gt; (6, "Atharva", 16, "B");</text:span></text:p>
      <text:p text:style-name="P5"><text:span text:style-name="T23">Query OK, 6 rows affected (0.06 sec)</text:span></text:p>
      <text:p text:style-name="P5"><text:span text:style-name="T23">Records: 6<text:s text:c="2"/>Duplicates: 0<text:s text:c="2"/>Warnings: 0</text:span></text:p>
      <text:p text:style-name="P5"><text:span text:style-name="T24"/></text:p>
      <text:p text:style-name="P5"><text:span text:style-name="T24"/></text:p>
      <text:p text:style-name="P5"><text:span text:style-name="T25">VIEW CONTENTS OF TABLE</text:span><text:span text:style-name="T26"/></text:p>
      <text:p text:style-name="P5"><text:span text:style-name="T27">MariaDB [root]&gt; SELECT * FROM StudentData;</text:span></text:p>
      <text:p text:style-name="P5"><text:span text:style-name="T27">+------+---------+--------+----------+</text:span></text:p>
      <text:p text:style-name="P5"><text:span text:style-name="T27">| SrNo | Name<text:s text:c="4"/>| RollNo | Division |</text:span></text:p>
      <text:p text:style-name="P5"><text:span text:style-name="T27">+------+---------+--------+----------+</text:span></text:p>
      <text:p text:style-name="P5"><text:span text:style-name="T27">|<text:s text:c="4"/>1 | Kartik<text:s text:c="2"/>|<text:s text:c="5"/>64 | A<text:s text:c="8"/>|</text:span></text:p>
      <text:p text:style-name="P5"><text:span text:style-name="T27">|<text:s text:c="4"/>2 | Seimon<text:s text:c="2"/>|<text:s text:c="5"/>39 | A<text:s text:c="8"/>|</text:span></text:p>
      <text:p text:style-name="P5"><text:span text:style-name="T27">|<text:s text:c="4"/>3 | Pragati |<text:s text:c="5"/>42 | C<text:s text:c="8"/>|</text:span></text:p>
      <text:p text:style-name="P5"><text:span text:style-name="T27">|<text:s text:c="4"/>4 | Anom<text:s text:c="4"/>|<text:s text:c="5"/>13 | A<text:s text:c="8"/>|</text:span></text:p>
      <text:p text:style-name="P5"><text:span text:style-name="T27">|<text:s text:c="4"/>5 | Viraj<text:s text:c="3"/>|<text:s text:c="5"/>25 | D<text:s text:c="8"/>|</text:span></text:p>
      <text:p text:style-name="P5"><text:span text:style-name="T27">|<text:s text:c="4"/>6 | Atharva |<text:s text:c="5"/>16 | B<text:s text:c="8"/>|</text:span></text:p>
      <text:p text:style-name="P5"><text:span text:style-name="T27">+------+---------+--------+----------+</text:span></text:p>
      <text:p text:style-name="P5"><text:span text:style-name="T27">6 rows in set (0.00 sec)</text:span></text:p>
      <text:p text:style-name="P5"><text:span text:style-name="T28"/></text:p>
      <text:p text:style-name="P5"><text:span text:style-name="T28"/></text:p>
      <text:p text:style-name="P5"><text:span text:style-name="T29">CREATE NEW TABLE</text:span><text:span text:style-name="T30"/></text:p>
      <text:p text:style-name="P5"><text:span text:style-name="T31">MariaDB [root]&gt; CREATE TABLE StudentDetails(Name VARCHAR(20), RollNo INT(6), Marks INT(3), Grade CHAR(1));</text:span></text:p>
      <text:p text:style-name="P5"><text:span text:style-name="T31">Query OK, 0 rows affected (0.04 sec)</text:span></text:p>
      <text:p text:style-name="P5"><text:span text:style-name="T32"/></text:p>
      <text:p text:style-name="P5"><text:span text:style-name="T32"/></text:p>
      <text:p text:style-name="P5"><text:span text:style-name="T33">DESCRIBE NEW TABLE</text:span><text:span text:style-name="T34"/></text:p>
      <text:p text:style-name="P5"><text:span text:style-name="T35">MariaDB [root]&gt; DESC StudentDetails;</text:span></text:p>
      <text:p text:style-name="P5"><text:span text:style-name="T35">+--------+-------------+------+-----+---------+-------+</text:span></text:p>
      <text:p text:style-name="P5"><text:span text:style-name="T35">| Field<text:s text:c="2"/>| Type<text:s text:c="8"/>| Null | Key | Default | Extra |</text:span></text:p>
      <text:p text:style-name="P5"><text:span text:style-name="T35">+--------+-------------+------+-----+---------+-------+</text:span></text:p>
      <text:p text:style-name="P5"><text:span text:style-name="T35">| Name<text:s text:c="3"/>| varchar(20) | YES<text:s text:c="2"/>|<text:s text:c="5"/>| NULL<text:s text:c="4"/>|<text:s text:c="7"/>|</text:span></text:p>
      <text:p text:style-name="P5"><text:span text:style-name="T35">| RollNo | int(6)<text:s text:c="6"/>| YES<text:s text:c="2"/>|<text:s text:c="5"/>| NULL<text:s text:c="4"/>|<text:s text:c="7"/>|</text:span></text:p>
      <text:p text:style-name="P5"><text:span text:style-name="T35">| Marks<text:s text:c="2"/>| int(3)<text:s text:c="6"/>| YES<text:s text:c="2"/>|<text:s text:c="5"/>| NULL<text:s text:c="4"/>|<text:s text:c="7"/>|</text:span></text:p>
      <text:p text:style-name="P5"><text:span text:style-name="T35">| Grade<text:s text:c="2"/>| char(1)<text:s text:c="5"/>| YES<text:s text:c="2"/>|<text:s text:c="5"/>| NULL<text:s text:c="4"/>|<text:s text:c="7"/>|</text:span></text:p>
      <text:p text:style-name="P5"><text:span text:style-name="T35">+--------+-------------+------+-----+---------+-------+</text:span></text:p>
      <text:p text:style-name="P5"><text:span text:style-name="T35">4 rows in set (0.00 sec)</text:span></text:p>
      <text:p text:style-name="P5"><text:span text:style-name="T36"/></text:p>
      <text:p text:style-name="P5"><text:span text:style-name="T36"/></text:p>
      <text:p text:style-name="P5"><text:span text:style-name="T37">INSERT DATA INTO NEW TABLE</text:span><text:span text:style-name="T38"/></text:p>
      <text:p text:style-name="P5"><text:span text:style-name="T39">MariaDB [root]&gt; INSERT INTO StudentDetails values</text:span></text:p>
      <text:p text:style-name="P5"><text:span text:style-name="T39"><text:s text:c="4"/>-&gt; ("Kartik", 64, 85, "A"), </text:span></text:p>
      <text:p text:style-name="P5"><text:span text:style-name="T39"><text:s text:c="4"/>-&gt; ("Parikshit", 37, 89, "A"), </text:span></text:p>
      <text:p text:style-name="P5"><text:span text:style-name="T39"><text:s text:c="4"/>-&gt; ("Pragati", 42, 90, "A"), </text:span></text:p>
      <text:p text:style-name="P5"><text:span text:style-name="T39"><text:s text:c="4"/>-&gt; ("Seimon", 39, 99, "O"), </text:span></text:p>
      <text:p text:style-name="P5"><text:span text:style-name="T39"><text:s text:c="4"/>-&gt; ("Shubham", 60, 80, "B"), </text:span></text:p>
      <text:p text:style-name="P5"><text:span text:style-name="T39"><text:s text:c="4"/>-&gt; ("Viraj", 25, 60, "C"); </text:span></text:p>
      <text:p text:style-name="P5"><text:span text:style-name="T39">Query OK, 6 rows affected (0.05 sec)</text:span></text:p>
      <text:p text:style-name="P5"><text:span text:style-name="T39">Records: 6<text:s text:c="2"/>Duplicates: 0<text:s text:c="2"/>Warnings: 0</text:span></text:p>
      <text:p text:style-name="P5"><text:span text:style-name="T39"/></text:p>
      <text:p text:style-name="P5"><text:span text:style-name="T39"/></text:p>
      <text:p text:style-name="P5"><text:span text:style-name="T40">VIWEING INSERTED DATA</text:span><text:span text:style-name="T41"/></text:p>
      <text:p text:style-name="P5"><text:span text:style-name="T41">MariaDB [root]&gt; SELECT * FROM StudentDetails;</text:span></text:p>
      <text:p text:style-name="P5"><text:span text:style-name="T41">+-----------+--------+-------+-------+</text:span></text:p>
      <text:p text:style-name="P5"><text:span text:style-name="T41">| Name<text:s text:c="6"/>| RollNo | Marks | Grade |</text:span></text:p>
      <text:p text:style-name="P5"><text:span text:style-name="T41">+-----------+--------+-------+-------+</text:span></text:p>
      <text:p text:style-name="P5"><text:span text:style-name="T41">| Kartik<text:s text:c="4"/>|<text:s text:c="5"/>64 |<text:s text:c="4"/>85 | A<text:s text:c="5"/>|</text:span></text:p>
      <text:p text:style-name="P5"><text:span text:style-name="T41">| Parikshit |<text:s text:c="5"/>37 |<text:s text:c="4"/>89 | A<text:s text:c="5"/>|</text:span></text:p>
      <text:p text:style-name="P5"><text:span text:style-name="T41">| Pragati<text:s text:c="3"/>|<text:s text:c="5"/>42 |<text:s text:c="4"/>90 | A<text:s text:c="5"/>|</text:span></text:p>
      <text:p text:style-name="P5"><text:span text:style-name="T41">| Seimon<text:s text:c="4"/>|<text:s text:c="5"/>39 |<text:s text:c="4"/>99 | O<text:s text:c="5"/>|</text:span></text:p>
      <text:p text:style-name="P5"><text:span text:style-name="T41">| Shubham<text:s text:c="3"/>|<text:s text:c="5"/>60 |<text:s text:c="4"/>80 | B<text:s text:c="5"/>|</text:span></text:p>
      <text:p text:style-name="P5"><text:span text:style-name="T41">| Viraj<text:s text:c="5"/>|<text:s text:c="5"/>25 |<text:s text:c="4"/>60 | C<text:s text:c="5"/>|</text:span></text:p>
      <text:p text:style-name="P5"><text:span text:style-name="T41">+-----------+--------+-------+-------+</text:span></text:p>
      <text:p text:style-name="P5"><text:span text:style-name="T41">6 rows in set (0.00 sec)</text:span><text:span text:style-name="T42"/></text:p>
      <text:p text:style-name="P5"><text:span text:style-name="T42"/></text:p>
      <text:p text:style-name="P5"><text:span text:style-name="T42"/></text:p>
      <text:p text:style-name="P5"><text:span text:style-name="T43">INNER JOIN</text:span><text:span text:style-name="T44"/></text:p>
      <text:p text:style-name="P5"><text:span text:style-name="T45">MariaDB [root]&gt; SELECT StudentData.Name, StudentData.Division, StudentData.RollNo, StudentDetails.Marks, StudentDetails.Grade FROM StudentData INNER JOIN StudentDetails ON StudentData.Name = StudentDetails.Name;</text:span></text:p>
      <text:p text:style-name="P5"><text:span text:style-name="T45">+---------+----------+--------+-------+-------+</text:span></text:p>
      <text:p text:style-name="P5"><text:span text:style-name="T45">| Name<text:s text:c="4"/>| Division | RollNo | Marks | Grade |</text:span></text:p>
      <text:p text:style-name="P5"><text:span text:style-name="T45">+---------+----------+--------+-------+-------+</text:span></text:p>
      <text:p text:style-name="P5"><text:span text:style-name="T45">| Kartik<text:s text:c="2"/>| A<text:s text:c="8"/>|<text:s text:c="5"/>64 |<text:s text:c="4"/>85 | A<text:s text:c="5"/>|</text:span></text:p>
      <text:p text:style-name="P5"><text:span text:style-name="T45">| Pragati | C<text:s text:c="8"/>|<text:s text:c="5"/>42 |<text:s text:c="4"/>90 | A<text:s text:c="5"/>|</text:span></text:p>
      <text:p text:style-name="P5"><text:span text:style-name="T45">| Seimon<text:s text:c="2"/>| A<text:s text:c="8"/>|<text:s text:c="5"/>39 |<text:s text:c="4"/>99 | O<text:s text:c="5"/>|</text:span></text:p>
      <text:p text:style-name="P5"><text:span text:style-name="T45">| Viraj<text:s text:c="3"/>| D<text:s text:c="8"/>|<text:s text:c="5"/>25 |<text:s text:c="4"/>60 | C<text:s text:c="5"/>|</text:span></text:p>
      <text:p text:style-name="P5"><text:span text:style-name="T45">+---------+----------+--------+-------+-------+</text:span></text:p>
      <text:p text:style-name="P5"><text:span text:style-name="T45">4 rows in set (0.00 sec)</text:span></text:p>
      <text:p text:style-name="P5"><text:span text:style-name="T45"/></text:p>
      <text:p text:style-name="P5"><text:span text:style-name="T45"/></text:p>
      <text:p text:style-name="P5"><text:span text:style-name="T46">LEFT JOIN</text:span><text:span text:style-name="T47"/></text:p>
      <text:p text:style-name="P5"><text:span text:style-name="T47">MariaDB [root]&gt; SELECT StudentData.Name, StudentData.Division, StudentData.RollNo, StudentDetails.Marks, StudentDetails.Grade FROM StudentData LEFT JOIN StudentDetails ON StudentData.Name = StudentDetails.Name;</text:span></text:p>
      <text:p text:style-name="P5"><text:span text:style-name="T47">+---------+----------+--------+-------+-------+</text:span></text:p>
      <text:p text:style-name="P5"><text:span text:style-name="T47">| Name<text:s text:c="4"/>| Division | RollNo | Marks | Grade |</text:span></text:p>
      <text:p text:style-name="P5"><text:span text:style-name="T47">+---------+----------+--------+-------+-------+</text:span></text:p>
      <text:p text:style-name="P5"><text:span text:style-name="T47">| Kartik<text:s text:c="2"/>| A<text:s text:c="8"/>|<text:s text:c="5"/>64 |<text:s text:c="4"/>85 | A<text:s text:c="5"/>|</text:span></text:p>
      <text:p text:style-name="P5"><text:span text:style-name="T47">| Pragati | C<text:s text:c="8"/>|<text:s text:c="5"/>42 |<text:s text:c="4"/>90 | A<text:s text:c="5"/>|</text:span></text:p>
      <text:p text:style-name="P5"><text:span text:style-name="T47">| Seimon<text:s text:c="2"/>| A<text:s text:c="8"/>|<text:s text:c="5"/>39 |<text:s text:c="4"/>99 | O<text:s text:c="5"/>|</text:span></text:p>
      <text:p text:style-name="P5"><text:span text:style-name="T47">| Viraj<text:s text:c="3"/>| D<text:s text:c="8"/>|<text:s text:c="5"/>25 |<text:s text:c="4"/>60 | C<text:s text:c="5"/>|</text:span></text:p>
      <text:p text:style-name="P5"><text:span text:style-name="T47">| Anom<text:s text:c="4"/>| A<text:s text:c="8"/>|<text:s text:c="5"/>13 |<text:s text:c="2"/>NULL | NULL<text:s text:c="2"/>|</text:span></text:p>
      <text:p text:style-name="P5"><text:span text:style-name="T47">| Atharva | B<text:s text:c="8"/>|<text:s text:c="5"/>16 |<text:s text:c="2"/>NULL | NULL<text:s text:c="2"/>|</text:span></text:p>
      <text:p text:style-name="P5"><text:span text:style-name="T47">+---------+----------+--------+-------+-------+</text:span></text:p>
      <text:p text:style-name="P5"><text:span text:style-name="T47">6 rows in set (0.01 sec)</text:span></text:p>
      <text:p text:style-name="P5"><text:span text:style-name="T47"/></text:p>
      <text:p text:style-name="P5"><text:span text:style-name="T47"/></text:p>
      <text:p text:style-name="P5"><text:span text:style-name="T48">RIGHT JOIN</text:span><text:span text:style-name="T49"/></text:p>
      <text:p text:style-name="P5"><text:span text:style-name="T49">MariaDB [root]&gt; SELECT StudentData.Name, StudentData.Division, StudentData.RollNo, StudentDetails.Marks, StudentDetails.Grade FROM StudentData RIGHT JOIN StudentDetails ON StudentData.Name = StudentDetails.Name;</text:span></text:p>
      <text:p text:style-name="P5"><text:span text:style-name="T49">+---------+----------+--------+-------+-------+</text:span></text:p>
      <text:p text:style-name="P5"><text:span text:style-name="T49">| Name<text:s text:c="4"/>| Division | RollNo | Marks | Grade |</text:span></text:p>
      <text:p text:style-name="P5"><text:span text:style-name="T49">+---------+----------+--------+-------+-------+</text:span></text:p>
      <text:p text:style-name="P5"><text:span text:style-name="T49">| Kartik<text:s text:c="2"/>| A<text:s text:c="8"/>|<text:s text:c="5"/>64 |<text:s text:c="4"/>85 | A<text:s text:c="5"/>|</text:span></text:p>
      <text:p text:style-name="P5"><text:span text:style-name="T49">| Seimon<text:s text:c="2"/>| A<text:s text:c="8"/>|<text:s text:c="5"/>39 |<text:s text:c="4"/>99 | O<text:s text:c="5"/>|</text:span></text:p>
      <text:p text:style-name="P5"><text:span text:style-name="T49">| Pragati | C<text:s text:c="8"/>|<text:s text:c="5"/>42 |<text:s text:c="4"/>90 | A<text:s text:c="5"/>|</text:span></text:p>
      <text:p text:style-name="P5"><text:span text:style-name="T49">| Viraj<text:s text:c="3"/>| D<text:s text:c="8"/>|<text:s text:c="5"/>25 |<text:s text:c="4"/>60 | C<text:s text:c="5"/>|</text:span></text:p>
      <text:p text:style-name="P5"><text:span text:style-name="T49">| NULL<text:s text:c="4"/>| NULL<text:s text:c="5"/>|<text:s text:c="3"/>NULL |<text:s text:c="4"/>89 | A<text:s text:c="5"/>|</text:span></text:p>
      <text:p text:style-name="P5"><text:span text:style-name="T49">| NULL<text:s text:c="4"/>| NULL<text:s text:c="5"/>|<text:s text:c="3"/>NULL |<text:s text:c="4"/>80 | B<text:s text:c="5"/>|</text:span></text:p>
      <text:p text:style-name="P5"><text:span text:style-name="T49">+---------+----------+--------+-------+-------+</text:span></text:p>
      <text:p text:style-name="P5"><text:span text:style-name="T49">6 rows in set (0.00 sec)</text:span></text:p>
      <text:p text:style-name="P5"><text:span text:style-name="T49"/></text:p>
      <text:p text:style-name="P5"><text:span text:style-name="T49"/></text:p>
      <text:p text:style-name="P5"><text:span text:style-name="T50">STRAIGHT JOIN</text:span><text:span text:style-name="T51"/></text:p>
      <text:p text:style-name="P5"><text:span text:style-name="T51">MariaDB [root]&gt; SELECT * FROM StudentData STRAIGHT JOIN StudentDetails;</text:span></text:p>
      <text:p text:style-name="P5"><text:span text:style-name="T51">+------+---------+--------+----------+-----------+--------+-------+-------+</text:span></text:p>
      <text:p text:style-name="P5"><text:span text:style-name="T51">| SrNo | Name<text:s text:c="4"/>| RollNo | Division | Name<text:s text:c="6"/>| RollNo | Marks | Grade |</text:span></text:p>
      <text:p text:style-name="P5"><text:span text:style-name="T51">+------+---------+--------+----------+-----------+--------+-------+-------+</text:span></text:p>
      <text:p text:style-name="P5"><text:span text:style-name="T51">|<text:s text:c="4"/>1 | Kartik<text:s text:c="2"/>|<text:s text:c="5"/>64 | A<text:s text:c="8"/>| Kartik<text:s text:c="4"/>|<text:s text:c="5"/>64 |<text:s text:c="4"/>85 | A<text:s text:c="5"/>|</text:span></text:p>
      <text:p text:style-name="P5"><text:span text:style-name="T51">|<text:s text:c="4"/>2 | Seimon<text:s text:c="2"/>|<text:s text:c="5"/>39 | A<text:s text:c="8"/>| Kartik<text:s text:c="4"/>|<text:s text:c="5"/>64 |<text:s text:c="4"/>85 | A<text:s text:c="5"/>|</text:span></text:p>
      <text:p text:style-name="P5"><text:span text:style-name="T51">|<text:s text:c="4"/>3 | Pragati |<text:s text:c="5"/>42 | C<text:s text:c="8"/>| Kartik<text:s text:c="4"/>|<text:s text:c="5"/>64 |<text:s text:c="4"/>85 | A<text:s text:c="5"/>|</text:span></text:p>
      <text:p text:style-name="P5"><text:span text:style-name="T51">|<text:s text:c="4"/>4 | Anom<text:s text:c="4"/>|<text:s text:c="5"/>13 | A<text:s text:c="8"/>| Kartik<text:s text:c="4"/>|<text:s text:c="5"/>64 |<text:s text:c="4"/>85 | A<text:s text:c="5"/>|</text:span></text:p>
      <text:p text:style-name="P5"><text:span text:style-name="T51">|<text:s text:c="4"/>5 | Viraj<text:s text:c="3"/>|<text:s text:c="5"/>25 | D<text:s text:c="8"/>| Kartik<text:s text:c="4"/>|<text:s text:c="5"/>64 |<text:s text:c="4"/>85 | A<text:s text:c="5"/>|</text:span></text:p>
      <text:p text:style-name="P5"><text:span text:style-name="T51">|<text:s text:c="4"/>6 | Atharva |<text:s text:c="5"/>16 | B<text:s text:c="8"/>| Kartik<text:s text:c="4"/>|<text:s text:c="5"/>64 |<text:s text:c="4"/>85 | A<text:s text:c="5"/>|</text:span></text:p>
      <text:p text:style-name="P5"><text:span text:style-name="T51">|<text:s text:c="4"/>1 | Kartik<text:s text:c="2"/>|<text:s text:c="5"/>64 | A<text:s text:c="8"/>| Parikshit |<text:s text:c="5"/>37 |<text:s text:c="4"/>89 | A<text:s text:c="5"/>|</text:span></text:p>
      <text:p text:style-name="P5"><text:span text:style-name="T51">|<text:s text:c="4"/>2 | Seimon<text:s text:c="2"/>|<text:s text:c="5"/>39 | A<text:s text:c="8"/>| Parikshit |<text:s text:c="5"/>37 |<text:s text:c="4"/>89 | A<text:s text:c="5"/>|</text:span></text:p>
      <text:p text:style-name="P5"><text:span text:style-name="T51">|<text:s text:c="4"/>3 | Pragati |<text:s text:c="5"/>42 | C<text:s text:c="8"/>| Parikshit |<text:s text:c="5"/>37 |<text:s text:c="4"/>89 | A<text:s text:c="5"/>|</text:span></text:p>
      <text:p text:style-name="P5"><text:span text:style-name="T51">|<text:s text:c="4"/>4 | Anom<text:s text:c="4"/>|<text:s text:c="5"/>13 | A<text:s text:c="8"/>| Parikshit |<text:s text:c="5"/>37 |<text:s text:c="4"/>89 | A<text:s text:c="5"/>|</text:span></text:p>
      <text:p text:style-name="P5"><text:span text:style-name="T51">|<text:s text:c="4"/>5 | Viraj<text:s text:c="3"/>|<text:s text:c="5"/>25 | D<text:s text:c="8"/>| Parikshit |<text:s text:c="5"/>37 |<text:s text:c="4"/>89 | A<text:s text:c="5"/>|</text:span></text:p>
      <text:p text:style-name="P5"><text:span text:style-name="T51">|<text:s text:c="4"/>6 | Atharva |<text:s text:c="5"/>16 | B<text:s text:c="8"/>| Parikshit |<text:s text:c="5"/>37 |<text:s text:c="4"/>89 | A<text:s text:c="5"/>|</text:span></text:p>
      <text:p text:style-name="P5"><text:span text:style-name="T51">|<text:s text:c="4"/>1 | Kartik<text:s text:c="2"/>|<text:s text:c="5"/>64 | A<text:s text:c="8"/>| Pragati<text:s text:c="3"/>|<text:s text:c="5"/>42 |<text:s text:c="4"/>90 | A<text:s text:c="5"/>|</text:span></text:p>
      <text:p text:style-name="P5"><text:span text:style-name="T51">|<text:s text:c="4"/>2 | Seimon<text:s text:c="2"/>|<text:s text:c="5"/>39 | A<text:s text:c="8"/>| Pragati<text:s text:c="3"/>|<text:s text:c="5"/>42 |<text:s text:c="4"/>90 | A<text:s text:c="5"/>|</text:span></text:p>
      <text:p text:style-name="P5"><text:span text:style-name="T51">|<text:s text:c="4"/>3 | Pragati |<text:s text:c="5"/>42 | C<text:s text:c="8"/>| Pragati<text:s text:c="3"/>|<text:s text:c="5"/>42 |<text:s text:c="4"/>90 | A<text:s text:c="5"/>|</text:span></text:p>
      <text:p text:style-name="P5"><text:span text:style-name="T51">|<text:s text:c="4"/>4 | Anom<text:s text:c="4"/>|<text:s text:c="5"/>13 | A<text:s text:c="8"/>| Pragati<text:s text:c="3"/>|<text:s text:c="5"/>42 |<text:s text:c="4"/>90 | A<text:s text:c="5"/>|</text:span></text:p>
      <text:p text:style-name="P5"><text:span text:style-name="T51">|<text:s text:c="4"/>5 | Viraj<text:s text:c="3"/>|<text:s text:c="5"/>25 | D<text:s text:c="8"/>| Pragati<text:s text:c="3"/>|<text:s text:c="5"/>42 |<text:s text:c="4"/>90 | A<text:s text:c="5"/>|</text:span></text:p>
      <text:p text:style-name="P5"><text:span text:style-name="T51">|<text:s text:c="4"/>6 | Atharva |<text:s text:c="5"/>16 | B<text:s text:c="8"/>| Pragati<text:s text:c="3"/>|<text:s text:c="5"/>42 |<text:s text:c="4"/>90 | A<text:s text:c="5"/>|</text:span></text:p>
      <text:p text:style-name="P5"><text:span text:style-name="T51">|<text:s text:c="4"/>1 | Kartik<text:s text:c="2"/>|<text:s text:c="5"/>64 | A<text:s text:c="8"/>| Seimon<text:s text:c="4"/>|<text:s text:c="5"/>39 |<text:s text:c="4"/>99 | O<text:s text:c="5"/>|</text:span></text:p>
      <text:p text:style-name="P5"><text:span text:style-name="T51">|<text:s text:c="4"/>2 | Seimon<text:s text:c="2"/>|<text:s text:c="5"/>39 | A<text:s text:c="8"/>| Seimon<text:s text:c="4"/>|<text:s text:c="5"/>39 |<text:s text:c="4"/>99 | O<text:s text:c="5"/>|</text:span></text:p>
      <text:p text:style-name="P5"><text:span text:style-name="T51">|<text:s text:c="4"/>3 | Pragati |<text:s text:c="5"/>42 | C<text:s text:c="8"/>| Seimon<text:s text:c="4"/>|<text:s text:c="5"/>39 |<text:s text:c="4"/>99 | O<text:s text:c="5"/>|</text:span></text:p>
      <text:p text:style-name="P5"><text:span text:style-name="T51">|<text:s text:c="4"/>4 | Anom<text:s text:c="4"/>|<text:s text:c="5"/>13 | A<text:s text:c="8"/>| Seimon<text:s text:c="4"/>|<text:s text:c="5"/>39 |<text:s text:c="4"/>99 | O<text:s text:c="5"/>|</text:span></text:p>
      <text:p text:style-name="P5"><text:span text:style-name="T51">|<text:s text:c="4"/>5 | Viraj<text:s text:c="3"/>|<text:s text:c="5"/>25 | D<text:s text:c="8"/>| Seimon<text:s text:c="4"/>|<text:s text:c="5"/>39 |<text:s text:c="4"/>99 | O<text:s text:c="5"/>|</text:span></text:p>
      <text:p text:style-name="P5"><text:span text:style-name="T51">|<text:s text:c="4"/>6 | Atharva |<text:s text:c="5"/>16 | B<text:s text:c="8"/>| Seimon<text:s text:c="4"/>|<text:s text:c="5"/>39 |<text:s text:c="4"/>99 | O<text:s text:c="5"/>|</text:span></text:p>
      <text:p text:style-name="P5"><text:span text:style-name="T51">|<text:s text:c="4"/>1 | Kartik<text:s text:c="2"/>|<text:s text:c="5"/>64 | A<text:s text:c="8"/>| Shubham<text:s text:c="3"/>|<text:s text:c="5"/>60 |<text:s text:c="4"/>80 | B<text:s text:c="5"/>|</text:span></text:p>
      <text:p text:style-name="P5"><text:span text:style-name="T51">|<text:s text:c="4"/>2 | Seimon<text:s text:c="2"/>|<text:s text:c="5"/>39 | A<text:s text:c="8"/>| Shubham<text:s text:c="3"/>|<text:s text:c="5"/>60 |<text:s text:c="4"/>80 | B<text:s text:c="5"/>|</text:span></text:p>
      <text:p text:style-name="P5"><text:span text:style-name="T51">|<text:s text:c="4"/>3 | Pragati |<text:s text:c="5"/>42 | C<text:s text:c="8"/>| Shubham<text:s text:c="3"/>|<text:s text:c="5"/>60 |<text:s text:c="4"/>80 | B<text:s text:c="5"/>|</text:span></text:p>
      <text:p text:style-name="P5"><text:span text:style-name="T51">|<text:s text:c="4"/>4 | Anom<text:s text:c="4"/>|<text:s text:c="5"/>13 | A<text:s text:c="8"/>| Shubham<text:s text:c="3"/>|<text:s text:c="5"/>60 |<text:s text:c="4"/>80 | B<text:s text:c="5"/>|</text:span></text:p>
      <text:p text:style-name="P5"><text:span text:style-name="T51">|<text:s text:c="4"/>5 | Viraj<text:s text:c="3"/>|<text:s text:c="5"/>25 | D<text:s text:c="8"/>| Shubham<text:s text:c="3"/>|<text:s text:c="5"/>60 |<text:s text:c="4"/>80 | B<text:s text:c="5"/>|</text:span></text:p>
      <text:p text:style-name="P5"><text:span text:style-name="T51">|<text:s text:c="4"/>6 | Atharva |<text:s text:c="5"/>16 | B<text:s text:c="8"/>| Shubham<text:s text:c="3"/>|<text:s text:c="5"/>60 |<text:s text:c="4"/>80 | B<text:s text:c="5"/>|</text:span></text:p>
      <text:p text:style-name="P5"><text:span text:style-name="T51">|<text:s text:c="4"/>1 | Kartik<text:s text:c="2"/>|<text:s text:c="5"/>64 | A<text:s text:c="8"/>| Viraj<text:s text:c="5"/>|<text:s text:c="5"/>25 |<text:s text:c="4"/>60 | C<text:s text:c="5"/>|</text:span></text:p>
      <text:p text:style-name="P5"><text:span text:style-name="T51">|<text:s text:c="4"/>2 | Seimon<text:s text:c="2"/>|<text:s text:c="5"/>39 | A<text:s text:c="8"/>| Viraj<text:s text:c="5"/>|<text:s text:c="5"/>25 |<text:s text:c="4"/>60 | C<text:s text:c="5"/>|</text:span></text:p>
      <text:p text:style-name="P5"><text:span text:style-name="T51">|<text:s text:c="4"/>3 | Pragati |<text:s text:c="5"/>42 | C<text:s text:c="8"/>| Viraj<text:s text:c="5"/>|<text:s text:c="5"/>25 |<text:s text:c="4"/>60 | C<text:s text:c="5"/>|</text:span></text:p>
      <text:p text:style-name="P5"><text:span text:style-name="T51">|<text:s text:c="4"/>4 | Anom<text:s text:c="4"/>|<text:s text:c="5"/>13 | A<text:s text:c="8"/>| Viraj<text:s text:c="5"/>|<text:s text:c="5"/>25 |<text:s text:c="4"/>60 | C<text:s text:c="5"/>|</text:span></text:p>
      <text:p text:style-name="P5"><text:span text:style-name="T51">|<text:s text:c="4"/>5 | Viraj<text:s text:c="3"/>|<text:s text:c="5"/>25 | D<text:s text:c="8"/>| Viraj<text:s text:c="5"/>|<text:s text:c="5"/>25 |<text:s text:c="4"/>60 | C<text:s text:c="5"/>|</text:span></text:p>
      <text:p text:style-name="P5"><text:span text:style-name="T51">|<text:s text:c="4"/>6 | Atharva |<text:s text:c="5"/>16 | B<text:s text:c="8"/>| Viraj<text:s text:c="5"/>|<text:s text:c="5"/>25 |<text:s text:c="4"/>60 | C<text:s text:c="5"/>|</text:span></text:p>
      <text:p text:style-name="P5"><text:span text:style-name="T51">+------+---------+--------+----------+-----------+--------+-------+-------+</text:span></text:p>
      <text:p text:style-name="P5"><text:span text:style-name="T51">36 rows in set (0.00 sec)</text:span></text:p>
      <text:p text:style-name="P5"><text:span text:style-name="T51"/></text:p>
      <text:p text:style-name="P5"><text:span text:style-name="T51"/></text:p>
      <text:p text:style-name="P5"><text:span text:style-name="T52">NATURAL JOIN</text:span><text:span text:style-name="T53"/></text:p>
      <text:p text:style-name="P5"><text:span text:style-name="T53">MariaDB [root]&gt; SELECT * FROM StudentData NATURAL JOIN StudentDetails;</text:span></text:p>
      <text:p text:style-name="P5"><text:span text:style-name="T53">+---------+--------+------+----------+-------+-------+</text:span></text:p>
      <text:p text:style-name="P5"><text:span text:style-name="T53">| Name<text:s text:c="4"/>| RollNo | SrNo | Division | Marks | Grade |</text:span></text:p>
      <text:p text:style-name="P5"><text:span text:style-name="T53">+---------+--------+------+----------+-------+-------+</text:span></text:p>
      <text:p text:style-name="P5"><text:span text:style-name="T53">| Kartik<text:s text:c="2"/>|<text:s text:c="5"/>64 |<text:s text:c="4"/>1 | A<text:s text:c="8"/>|<text:s text:c="4"/>85 | A<text:s text:c="5"/>|</text:span></text:p>
      <text:p text:style-name="P5"><text:span text:style-name="T53">| Pragati |<text:s text:c="5"/>42 |<text:s text:c="4"/>3 | C<text:s text:c="8"/>|<text:s text:c="4"/>90 | A<text:s text:c="5"/>|</text:span></text:p>
      <text:p text:style-name="P5"><text:span text:style-name="T53">| Seimon<text:s text:c="2"/>|<text:s text:c="5"/>39 |<text:s text:c="4"/>2 | A<text:s text:c="8"/>|<text:s text:c="4"/>99 | O<text:s text:c="5"/>|</text:span></text:p>
      <text:p text:style-name="P5"><text:span text:style-name="T53">| Viraj<text:s text:c="3"/>|<text:s text:c="5"/>25 |<text:s text:c="4"/>5 | D<text:s text:c="8"/>|<text:s text:c="4"/>60 | C<text:s text:c="5"/>|</text:span></text:p>
      <text:p text:style-name="P5"><text:span text:style-name="T53">+---------+--------+------+----------+-------+-------+</text:span></text:p>
      <text:p text:style-name="P5"><text:span text:style-name="T53">4 rows in set (0.00 sec)</text:span></text:p>
      <text:p text:style-name="P5"><text:span text:style-name="T53"/></text:p>
      <text:p text:style-name="P5"><text:span text:style-name="T53"/></text:p>
      <text:p text:style-name="P5"><text:span text:style-name="T53"/></text:p>
      <text:p text:style-name="P5"><text:span text:style-name="T54">SUBQUERY</text:span><text:span text:style-name="T55"/></text:p>
      <text:p text:style-name="P5"><text:span text:style-name="T55">MariaDB [root]&gt; SELECT Name, RollNo, Division FROM Table1 WHERE Name NOT IN (SELECT Name FROM StudentDetails);</text:span></text:p>
      <text:p text:style-name="P5"><text:span text:style-name="T55">ERROR 1146 (42S02): Table 'root.Table1' doesn't exist</text:span></text:p>
      <text:p text:style-name="P5"><text:span text:style-name="T55">MariaDB [root]&gt; SELECT Name, RollNo, Division FROM StudentData WHERE Name NOT IN (SELECT Name FROM StudentDetails);</text:span></text:p>
      <text:p text:style-name="P5"><text:span text:style-name="T55">+---------+--------+----------+</text:span></text:p>
      <text:p text:style-name="P5"><text:span text:style-name="T55">| Name<text:s text:c="4"/>| RollNo | Division |</text:span></text:p>
      <text:p text:style-name="P5"><text:span text:style-name="T55">+---------+--------+----------+</text:span></text:p>
      <text:p text:style-name="P5"><text:span text:style-name="T55">| Anom<text:s text:c="4"/>|<text:s text:c="5"/>13 | A<text:s text:c="8"/>|</text:span></text:p>
      <text:p text:style-name="P5"><text:span text:style-name="T55">| Atharva |<text:s text:c="5"/>16 | B<text:s text:c="8"/>|</text:span></text:p>
      <text:p text:style-name="P5"><text:span text:style-name="T55">+---------+--------+----------+</text:span></text:p>
      <text:p text:style-name="P5"><text:span text:style-name="T55">2 rows in set (0.00 sec)</text:span></text:p>
      <text:p text:style-name="P5"><text:span text:style-name="T55"/></text:p>
      <text:p text:style-name="P5"><text:span text:style-name="T55">MariaDB [root]&gt; SELECT Name, RollNo, Division FROM StudentData WHERE Name NOT IN (SELECT RollNo FROM StudentDetails);</text:span></text:p>
      <text:p text:style-name="P5"><text:span text:style-name="T55">+---------+--------+----------+</text:span></text:p>
      <text:p text:style-name="P5"><text:span text:style-name="T55">| Name<text:s text:c="4"/>| RollNo | Division |</text:span></text:p>
      <text:p text:style-name="P5"><text:span text:style-name="T55">+---------+--------+----------+</text:span></text:p>
      <text:p text:style-name="P5"><text:span text:style-name="T55">| Kartik<text:s text:c="2"/>|<text:s text:c="5"/>64 | A<text:s text:c="8"/>|</text:span></text:p>
      <text:p text:style-name="P5"><text:span text:style-name="T55">| Seimon<text:s text:c="2"/>|<text:s text:c="5"/>39 | A<text:s text:c="8"/>|</text:span></text:p>
      <text:p text:style-name="P5"><text:span text:style-name="T55">| Pragati |<text:s text:c="5"/>42 | C<text:s text:c="8"/>|</text:span></text:p>
      <text:p text:style-name="P5"><text:span text:style-name="T55">| Anom<text:s text:c="4"/>|<text:s text:c="5"/>13 | A<text:s text:c="8"/>|</text:span></text:p>
      <text:p text:style-name="P5"><text:span text:style-name="T55">| Viraj<text:s text:c="3"/>|<text:s text:c="5"/>25 | D<text:s text:c="8"/>|</text:span></text:p>
      <text:p text:style-name="P5"><text:span text:style-name="T55">| Atharva |<text:s text:c="5"/>16 | B<text:s text:c="8"/>|</text:span></text:p>
      <text:p text:style-name="P5"><text:span text:style-name="T55">+---------+--------+----------+</text:span></text:p>
      <text:p text:style-name="P5"><text:span text:style-name="T55">6 rows in set (0.00 sec)</text:span></text:p>
      <text:p text:style-name="P5"><text:span text:style-name="T55"/></text:p>
      <text:p text:style-name="P5"><text:span text:style-name="T55">MariaDB [root]&gt; SELECT Name, RollNo, Division FROM StudentData WHERE Name NOT IN (SELECT Division FROM StudentDetails);</text:span></text:p>
      <text:p text:style-name="P5"><text:span text:style-name="T55">+---------+--------+----------+</text:span></text:p>
      <text:p text:style-name="P5"><text:span text:style-name="T55">| Name<text:s text:c="4"/>| RollNo | Division |</text:span></text:p>
      <text:p text:style-name="P5"><text:span text:style-name="T55">+---------+--------+----------+</text:span></text:p>
      <text:p text:style-name="P5"><text:span text:style-name="T55">| Kartik<text:s text:c="2"/>|<text:s text:c="5"/>64 | A<text:s text:c="8"/>|</text:span></text:p>
      <text:p text:style-name="P5"><text:span text:style-name="T55">| Seimon<text:s text:c="2"/>|<text:s text:c="5"/>39 | A<text:s text:c="8"/>|</text:span></text:p>
      <text:p text:style-name="P5"><text:span text:style-name="T55">| Pragati |<text:s text:c="5"/>42 | C<text:s text:c="8"/>|</text:span></text:p>
      <text:p text:style-name="P5"><text:span text:style-name="T55">| Anom<text:s text:c="4"/>|<text:s text:c="5"/>13 | A<text:s text:c="8"/>|</text:span></text:p>
      <text:p text:style-name="P5"><text:span text:style-name="T55">| Viraj<text:s text:c="3"/>|<text:s text:c="5"/>25 | D<text:s text:c="8"/>|</text:span></text:p>
      <text:p text:style-name="P5"><text:span text:style-name="T55">| Atharva |<text:s text:c="5"/>16 | B<text:s text:c="8"/>|</text:span></text:p>
      <text:p text:style-name="P5"><text:span text:style-name="T55">+---------+--------+----------+</text:span></text:p>
      <text:p text:style-name="P5"><text:span text:style-name="T55">6 rows in set (0.00 sec)</text:span></text:p>
      <text:p text:style-name="P5"><text:span text:style-name="T55"/></text:p>
      <text:p text:style-name="P5"><text:span text:style-name="T55"/></text:p>
      <text:p text:style-name="P5"><text:span text:style-name="T55"/></text:p>
      <text:p text:style-name="P5"><text:span text:style-name="T56">CREATE VIEW</text:span><text:span text:style-name="T57"/></text:p>
      <text:p text:style-name="P5"><text:span text:style-name="T57">MariaDB [root]&gt; CREATE VIEW v1 AS SELECT Name, RollNo, Division FROM StudentData WHERE RollNo&gt;30;</text:span></text:p>
      <text:p text:style-name="P5"><text:span text:style-name="T57">Query OK, 0 rows affected (0.06 sec)</text:span></text:p>
      <text:p text:style-name="P5"><text:span text:style-name="T57"/></text:p>
      <text:p text:style-name="P5"><text:span text:style-name="T57"/></text:p>
      <text:p text:style-name="P5"><text:span text:style-name="T58">VIEW v1</text:span><text:span text:style-name="T59"/></text:p>
      <text:p text:style-name="P5"><text:span text:style-name="T59">MariaDB [root]&gt; SELECT * FROM v1;</text:span></text:p>
      <text:p text:style-name="P5"><text:span text:style-name="T59">+---------+--------+----------+</text:span></text:p>
      <text:p text:style-name="P5"><text:span text:style-name="T59">| Name<text:s text:c="4"/>| RollNo | Division |</text:span></text:p>
      <text:p text:style-name="P5"><text:span text:style-name="T59">+---------+--------+----------+</text:span></text:p>
      <text:p text:style-name="P5"><text:span text:style-name="T59">| Kartik<text:s text:c="2"/>|<text:s text:c="5"/>64 | A<text:s text:c="8"/>|</text:span></text:p>
      <text:p text:style-name="P5"><text:span text:style-name="T59">| Seimon<text:s text:c="2"/>|<text:s text:c="5"/>39 | A<text:s text:c="8"/>|</text:span></text:p>
      <text:p text:style-name="P5"><text:span text:style-name="T59">| Pragati |<text:s text:c="5"/>42 | C<text:s text:c="8"/>|</text:span></text:p>
      <text:p text:style-name="P5"><text:span text:style-name="T59">+---------+--------+----------+</text:span></text:p>
      <text:p text:style-name="P5"><text:span text:style-name="T59">3 rows in set (0.00 sec)</text:span></text:p>
      <text:p text:style-name="P5"><text:span text:style-name="T59"/></text:p>
      <text:p text:style-name="P5"><text:span text:style-name="T59"/></text:p>
      <text:p text:style-name="P5"><text:span text:style-name="T60">UPDATE VIEW</text:span><text:span text:style-name="T61"/></text:p>
      <text:p text:style-name="P5"><text:span text:style-name="T61">MariaDB [root]&gt; CREATE OR REPLACE VIEW v1 AS SELECT SrNo, Name, RollNo FROM StudentData WHERE RollNo&gt;40;</text:span></text:p>
      <text:p text:style-name="P5"><text:span text:style-name="T61">Query OK, 0 rows affected (0.07 sec)</text:span></text:p>
      <text:p text:style-name="P5"><text:span text:style-name="T61"/></text:p>
      <text:p text:style-name="P5"><text:span text:style-name="T61"/></text:p>
      <text:p text:style-name="P5"><text:span text:style-name="T62">VIEW UPDATED v1</text:span><text:span text:style-name="T63"/></text:p>
      <text:p text:style-name="P5"><text:span text:style-name="T63">MariaDB [root]&gt; SELECT * FROM v1;</text:span></text:p>
      <text:p text:style-name="P5"><text:span text:style-name="T63">+------+---------+--------+</text:span></text:p>
      <text:p text:style-name="P5"><text:span text:style-name="T63">| SrNo | Name<text:s text:c="4"/>| RollNo |</text:span></text:p>
      <text:p text:style-name="P5"><text:span text:style-name="T63">+------+---------+--------+</text:span></text:p>
      <text:p text:style-name="P5"><text:span text:style-name="T63">|<text:s text:c="4"/>1 | Kartik<text:s text:c="2"/>|<text:s text:c="5"/>64 |</text:span></text:p>
      <text:p text:style-name="P5"><text:span text:style-name="T63">|<text:s text:c="4"/>3 | Pragati |<text:s text:c="5"/>42 |</text:span></text:p>
      <text:p text:style-name="P5"><text:span text:style-name="T63">+------+---------+--------+</text:span></text:p>
      <text:p text:style-name="P5"><text:span text:style-name="T63">2 rows in set (0.00 sec)</text:span></text:p>
      <text:p text:style-name="P5"><text:span text:style-name="T63"/></text:p>
      <text:p text:style-name="P5"><text:span text:style-name="T63"/></text:p>
      <text:p text:style-name="P5"><text:span text:style-name="T64">UPDATE VIEW</text:span><text:span text:style-name="T65"/></text:p>
      <text:p text:style-name="P5"><text:span text:style-name="T65">MariaDB [root]&gt; UPDATE v1 SET Name="Pranit" WHERE Name="Pragati";</text:span></text:p>
      <text:p text:style-name="P5"><text:span text:style-name="T65">Query OK, 1 row affected (0.02 sec)</text:span></text:p>
      <text:p text:style-name="P5"><text:span text:style-name="T65">Rows matched: 1<text:s text:c="2"/>Changed: 1<text:s text:c="2"/>Warnings: 0</text:span></text:p>
      <text:p text:style-name="P5"><text:span text:style-name="T65"/></text:p>
      <text:p text:style-name="P5"><text:span text:style-name="T65"/></text:p>
      <text:p text:style-name="P5"><text:span text:style-name="T66">VIEW UPDATED v1</text:span><text:span text:style-name="T67"/></text:p>
      <text:p text:style-name="P5"><text:span text:style-name="T67">MariaDB [root]&gt; SELECT * FROM v1;</text:span></text:p>
      <text:p text:style-name="P5"><text:span text:style-name="T67">+------+--------+--------+</text:span></text:p>
      <text:p text:style-name="P5"><text:span text:style-name="T67">| SrNo | Name<text:s text:c="3"/>| RollNo |</text:span></text:p>
      <text:p text:style-name="P5"><text:span text:style-name="T67">+------+--------+--------+</text:span></text:p>
      <text:p text:style-name="P5"><text:span text:style-name="T67">|<text:s text:c="4"/>1 | Kartik |<text:s text:c="5"/>64 |</text:span></text:p>
      <text:p text:style-name="P5"><text:span text:style-name="T67">|<text:s text:c="4"/>3 | Pranit |<text:s text:c="5"/>42 |</text:span></text:p>
      <text:p text:style-name="P5"><text:span text:style-name="T67">+------+--------+--------+</text:span></text:p>
      <text:p text:style-name="P5"><text:span text:style-name="T67">2 rows in set (0.00 sec)</text:span></text:p>
      <text:p text:style-name="P5"><text:span text:style-name="T67"/></text:p>
      <text:p text:style-name="P5"><text:span text:style-name="T6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